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2" style:family="paragraph" style:parent-style-name="Standard">
      <style:paragraph-properties fo:text-align="center" style:justify-single-word="false" fo:orphans="0" fo:widows="0" fo:background-color="#ffffff" fo:padding="0cm" fo:border="none">
        <style:background-image/>
      </style:paragraph-properties>
    </style:style>
    <style:style style:name="P3" style:family="paragraph" style:parent-style-name="Standard">
      <style:paragraph-properties fo:background-color="#ffffff" fo:padding="0cm" fo:border="none">
        <style:background-image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keep-together="auto" fo:orphans="0" fo:widows="0" fo:background-color="#ffffff" fo:padding="0cm" fo:border="none" fo:keep-with-next="auto">
        <style:background-image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 fo:background-color="#ffffff" fo:padding="0cm" fo:border="none">
        <style:background-image/>
      </style:paragraph-properties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 fo:background-color="#ffffff" fo:padding="0cm" fo:border="none">
        <style:background-image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 fo:background-color="#ffffff" fo:padding="0cm" fo:border="none">
        <style:background-image/>
      </style:paragraph-properties>
    </style:style>
    <style:style style:name="P9" style:family="paragraph" style:parent-style-name="Standard" style:master-page-name="Standard">
      <style:paragraph-properties fo:text-align="center" style:justify-single-word="false" fo:keep-together="auto" fo:orphans="0" fo:widows="0" style:page-number="auto" fo:background-color="#ffffff" fo:padding="0cm" fo:border="none" fo:keep-with-next="auto">
        <style:background-image/>
      </style:paragraph-properties>
    </style:style>
    <style:style style:name="P10" style:family="paragraph" style:parent-style-name="Heading_20_2">
      <style:paragraph-properties fo:text-align="center" style:justify-single-word="false" fo:background-color="#ffffff" fo:padding="0cm" fo:border="none">
        <style:background-image/>
      </style:paragraph-properties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bdulhakim Yussuf</text:span></text:p>
      <text:p text:style-name="P4"><text:span text:style-name="T2">Ontario, Canada</text:span></text:p>
      <text:p text:style-name="P2"><text:span text:style-name="T3">Email Address: HakimYussuf@gmail.com</text:span></text:p>
      <text:p text:style-name="P1"><text:span text:style-name="T5">Objectives: </text:span></text:p>
      <text:p text:style-name="P1"><text:span text:style-name="T5"><text:tab/></text:span>To take the skills and knowledge that I’ve learned and apply them in a professional environment where I can meaningfully contribute and collaborate with my peers and colleagues.</text:p>
      <text:p text:style-name="P3"/>
      <text:p text:style-name="P1"><text:span text:style-name="T5">Professional Experience</text:span></text:p>
      <text:p text:style-name="Standard"><text:span text:style-name="T7">Funhaven, Ottawa, Ontario, Canada</text:span></text:p>
      <text:p text:style-name="Standard"><text:span text:style-name="T7">Technician, 2017 - 2020</text:span></text:p>
      <text:list xml:id="list3674465296646550527" text:style-name="WWNum2">
        <text:list-item>
          <text:p text:style-name="P5">Oversee and maintain a detailed database on hardware faults, costs, and stock.</text:p>
        </text:list-item>
        <text:list-item>
          <text:p text:style-name="P5">Investigate and resolve technical issues in a timely and cost effective manner.</text:p>
        </text:list-item>
        <text:list-item>
          <text:p text:style-name="P5">Work both independently or in a team to ensure optimal department performance.</text:p>
        </text:list-item>
        <text:list-item>
          <text:p text:style-name="P5">Collaborate with industry partners, suppliers, and specialists on a regular basis.</text:p>
        </text:list-item>
      </text:list>
      <text:p text:style-name="P1"/>
      <text:p text:style-name="P1"><text:span text:style-name="T7">Alavida Lifestyles,</text:span> Ottawa, Ontario, Canada</text:p>
      <text:p text:style-name="P1"><text:span text:style-name="T7">Volunteer Activities Assistant,</text:span> 2013 - 2014</text:p>
      <text:list xml:id="list6613498454076865714" text:style-name="WWNum1">
        <text:list-item>
          <text:p text:style-name="P6">Work closely with seperate departments to meet strict deadlines </text:p>
        </text:list-item>
        <text:list-item>
          <text:p text:style-name="P6">Prepare and manage social gatherings, as well as tend to the residents’ needs.</text:p>
        </text:list-item>
        <text:list-item>
          <text:p text:style-name="P6">Aid in the transportation of less mobile residents.</text:p>
        </text:list-item>
      </text:list>
      <text:p text:style-name="P8"/>
      <text:p text:style-name="Standard"><text:span text:style-name="T5">Relevant Skills and Accolades</text:span></text:p>
      <text:list xml:id="list7344629337374987961" text:style-name="WWNum3">
        <text:list-item>
          <text:p text:style-name="P7">Familiarity with Data Management Suites such as Microsoft Office, OpenOffice, and the Google Suite(Google Sheets, etc.)</text:p>
        </text:list-item>
        <text:list-item>
          <text:p text:style-name="P7">Packages and Frameworks such as; MongooseDB/MongoDB, MySQL2, React, ExpressJS, and Handlebars </text:p>
        </text:list-item>
        <text:list-item>
          <text:p text:style-name="P7">Languages such as; C++, <text:s/>C#, and Javascript <text:line-break/></text:p>
        </text:list-item>
      </text:list>
      <text:h text:style-name="P10" text:outline-level="2"><text:bookmark text:name="_vc6j7lcantp"/><text:span text:style-name="T6">References Available Upon Request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cm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353cm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1-31T20:59:25.14</dc:date>
    <meta:generator>OpenOffice/4.1.11$Win32 OpenOffice.org_project/4111m1$Build-9808</meta:generator>
    <meta:editing-duration>PT20M51S</meta:editing-duration>
    <meta:editing-cycles>5</meta:editing-cycles>
    <meta:document-statistic meta:table-count="0" meta:image-count="0" meta:object-count="0" meta:page-count="1" meta:paragraph-count="22" meta:word-count="186" meta:character-count="1263"/>
  </office:meta>
</office:document-meta>
</file>